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0a0c8" officeooo:paragraph-rsid="0010a0c8"/>
    </style:style>
    <style:style style:name="P2" style:family="paragraph" style:parent-style-name="Text_20_body">
      <style:text-properties officeooo:rsid="0010a0c8" officeooo:paragraph-rsid="0010a0c8"/>
    </style:style>
    <style:style style:name="P3" style:family="paragraph" style:parent-style-name="Text_20_body">
      <style:text-properties officeooo:rsid="00122436" officeooo:paragraph-rsid="00122436"/>
    </style:style>
    <style:style style:name="P4" style:family="paragraph" style:parent-style-name="Title">
      <style:text-properties officeooo:rsid="0010a0c8" officeooo:paragraph-rsid="0010a0c8"/>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ffbf00" loext:char-shading-value="0"/>
    </style:style>
    <style:style style:name="T4" style:family="text">
      <style:text-properties fo:background-color="#ffbf00" loext:char-shading-value="0"/>
    </style:style>
    <style:style style:name="T5" style:family="text">
      <style:text-properties fo:background-color="#ff4000" loext:char-shading-value="0"/>
    </style:style>
    <style:style style:name="T6" style:family="text">
      <style:text-properties fo:background-color="#ff4000" loext:char-shading-value="0"/>
    </style:style>
    <style:style style:name="T7" style:family="text">
      <style:text-properties fo:background-color="#ff7b59" loext:char-shading-value="0"/>
    </style:style>
    <style:style style:name="T8" style:family="text">
      <style:text-properties fo:background-color="#ff7b59" loext:char-shading-value="0"/>
    </style:style>
    <style:style style:name="T9" style:family="text">
      <style:text-properties officeooo:rsid="001224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vail de Fin d’Études</text:p>
      <text:p text:style-name="P1">Brouillon de rapport</text:p>
      <text:h text:style-name="Heading_20_1" text:outline-level="1">Introduction</text:h>
      <text:p text:style-name="P2">Dans le domaine de l'éducation, il est crucial de repenser les méthodes d'enseignement afin de prévenir la démotivation des élèves et de les garder engagés tout au long de leur parcours scolaire. Ce projet de recherche vise à contribuer à cette rénovation en se concentrant sur l'enseignement des mathématiques pour les <text:span text:style-name="T4">première et deuxième années du secondaire de l'enseignement commun en région wallonne.</text:span></text:p>
      <text:p text:style-name="P2"><text:span text:style-name="T8">Il est largement reconnu que l'unique motivation pour les élèves est de réussir en fin d'année.</text:span> Toutefois, cette perspective ne suffit pas à maintenir leur motivation sur une durée aussi importante. De nombreux enfants ont du mal à maintenir leur engagement et certains finissent même par perdre l'intérêt pour l'école, envisageant parfois l'abandon.</text:p>
      <text:p text:style-name="P2">Ce travail de fin d'études s'inscrit dans un projet global visant à rénover les méthodes d'enseignement afin de les rendre actuelles et attrayantes pour les élèves. En se concentrant sur l'enseignement des mathématiques, nous souhaitons explorer comment nous pouvons offrir des approches pédagogiques innovantes pour répondre aux défis spécifiques rencontrés par les élèves de <text:span text:style-name="T4">première et deuxième années du secondaire en région wallonne.</text:span></text:p>
      <text:p text:style-name="P2">Une des problématiques majeures réside dans le fait que tous les enfants doivent apprendre la même quantité de matière dans une durée impartie, généralement une année scolaire. Cette contrainte pose un défi supplémentaire pour les enseignants, qui doivent couvrir l'ensemble du programme tout en s'assurant que chaque élève acquiert les connaissances nécessaires pour progresser.</text:p>
      <text:p text:style-name="P2">D'autre part, la quantité de matière à enseigner est si importante qu'elle limite le temps dont disposent les enseignants pour aider les élèves en difficulté à surmonter leurs lacunes avant de passer à de nouveaux concepts. Cela peut entraîner une frustration et une démotivation chez les élèves qui se sentent laissés pour compte.</text:p>
      <text:p text:style-name="P2">Parallèlement, certains élèves se retrouvent également confrontés à l'ennui, car ils trouvent la matière trop simple et peu stimulante. Ils perdent alors leur intérêt et leur motivation, ne tirant pas pleinement parti de leur potentiel. Il est essentiel de trouver des moyens de les défier et de les maintenir engagés dans leur apprentissage.</text:p>
      <text:p text:style-name="P2"><text:span text:style-name="T2">En nous inspirant de mon</text:span> expérience personnelle, où j'ai trouvé dans les jeux vidéo une source de motivation et de stimulation, nous envisageons de créer un jeu vidéo éducatif axé sur l'enseignement des mathématiques <text:span text:style-name="T4">pour les première et deuxième années du secondaire en région wallonne</text:span>. Ce jeu serait conçu pour captiver les élèves, stimuler leur intérêt pour les mathématiques et leur offrir un environnement d'apprentissage adapté à leur rythme et à leurs besoins individuels.</text:p>
      <text:p text:style-name="P2">A travers ce travail de fin d'études, nous explorerons les possibilités offertes par l'utilisation des jeux vidéo éducatifs pour améliorer l'enseignement des mathématiques et favoriser la motivation des élèves. En nous concentrant sur le programme d'<text:span text:style-name="T4">enseignement des première et deuxième années du secondaire en région wallonne</text:span>, nous espérons apporter une contribution précise à l'objectif <text:soft-page-break/>global de rénovation des méthodes d'enseignement, en offrant des solutions innovantes et attrayantes pour les élèves.</text:p>
      <text:p text:style-name="P2">En conclusion, ce travail de fin d'études se situe dans une perspective <text:span text:style-name="T8">de rénovation des méthodes d'enseignement</text:span> <text:span text:style-name="T9">(ajouter un outils en plus à l’enseignement) </text:span>pour prévenir la démotivation des élèves et les aider à s'engager pleinement dans leur apprentissage. En se concentrant sur l'enseignement des mathématiques pour les <text:span text:style-name="T4">première et deuxième années du secondaire en région wallonne</text:span>, nous espérons apporter des idées novatrices pour rendre l'enseignement plus captivant, personnalisé et stimulant pour tous les élèves.</text:p>
      <text:p text:style-name="P2"/>
      <text:p text:style-name="P3">Remerciement aux enseignants et autres qui ont aidés au proje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1T14:56:45.268000000</meta:creation-date>
    <dc:date>2023-05-22T14:25:02.760000000</dc:date>
    <meta:editing-duration>PT23H28M16S</meta:editing-duration>
    <meta:editing-cycles>2</meta:editing-cycles>
    <meta:generator>LibreOffice/7.5.0.3$Windows_X86_64 LibreOffice_project/c21113d003cd3efa8c53188764377a8272d9d6de</meta:generator>
    <meta:document-statistic meta:table-count="0" meta:image-count="0" meta:object-count="0" meta:page-count="2" meta:paragraph-count="13" meta:word-count="576" meta:character-count="3871" meta:non-whitespace-character-count="3307"/>
  </office:meta>
</office:document-meta>
</file>